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983cm"/>
    </style:style>
    <style:style style:name="co4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_01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094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151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152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182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182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20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49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517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15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09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1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02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202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917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479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3676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3997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617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418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570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270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3516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2720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644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3613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368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568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303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789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006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7405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606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267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27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774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694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03" table:style-name="ta1">
        <table:table-column table:style-name="co2" table:default-cell-style-name="ce6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037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225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757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784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468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74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415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358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08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208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2189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713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742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239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251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44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137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309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57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902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9093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32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87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276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05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02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939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205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2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04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496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160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2610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996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3643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6771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979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60093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88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197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57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82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8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97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89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05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308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783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371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019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365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924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8094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737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092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011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284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3972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576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571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888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6613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999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980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481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9835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09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03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62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901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45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260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497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466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027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255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376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2057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5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207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684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084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697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14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68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15" table:style-name="ta1">
        <table:table-column table:style-name="co1" table:number-columns-repeated="3" table:default-cell-style-name="ce9"/>
        <table:table-column table:style-name="co1" table:number-columns-repeated="79" table:default-cell-style-name="ce4"/>
        <table:table-row table:style-name="ro1">
          <table:table-cell table:style-name="ce8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2"/>
          <table:covered-table-cell table:number-columns-repeated="2" table:style-name="ce10"/>
          <table:table-cell table:number-columns-repeated="77"/>
        </table:table-row>
        <table:table-row table:style-name="ro1">
          <table:table-cell table:style-name="ce8" office:value-type="string" calcext:value-type="string" table:number-columns-spanned="5" table:number-rows-spanned="1">
            <text:p>Orca 4.2.1</text:p>
          </table:table-cell>
          <table:covered-table-cell table:number-columns-repeated="2"/>
          <table:covered-table-cell table:number-columns-repeated="2" table:style-name="ce10"/>
          <table:table-cell table:number-columns-repeated="77"/>
        </table:table-row>
        <table:table-row table:style-name="ro1">
          <table:table-cell table:style-name="ce8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2"/>
          <table:covered-table-cell table:number-columns-repeated="2" table:style-name="ce10"/>
          <table:table-cell table:number-columns-repeated="77"/>
        </table:table-row>
        <table:table-row table:style-name="ro1">
          <table:table-cell table:style-name="ce8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2"/>
          <table:covered-table-cell table:number-columns-repeated="2" table:style-name="ce10"/>
          <table:table-cell table:number-columns-repeated="77"/>
        </table:table-row>
        <table:table-row table:style-name="ro1">
          <table:table-cell table:number-columns-repeated="82"/>
        </table:table-row>
        <table:table-row table:style-name="ro1">
          <table:table-cell office:value-type="string" calcext:value-type="string">
            <text:p>PLA_15</text:p>
          </table:table-cell>
          <table:table-cell table:number-columns-repeated="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2371</text:p>
          </table:table-cell>
          <table:table-cell table:number-columns-repeated="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7084</text:p>
          </table:table-cell>
          <table:table-cell table:number-columns-repeated="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7413</text:p>
          </table:table-cell>
          <table:table-cell table:number-columns-repeated="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92566</text:p>
          </table:table-cell>
          <table:table-cell table:number-columns-repeated="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502803</text:p>
          </table:table-cell>
          <table:table-cell table:number-columns-repeated="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091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6241</text:p>
          </table:table-cell>
          <table:table-cell table:number-columns-repeated="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0026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9598</text:p>
          </table:table-cell>
          <table:table-cell table:number-columns-repeated="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3338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7135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0</text:p>
          </table:table-cell>
          <table:table-cell table:number-columns-repeated="79"/>
        </table:table-row>
        <table:table-row table:style-name="ro1" table:number-rows-repeated="1048557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PLA_16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423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898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68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229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1403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126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913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8648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.1109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40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357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696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896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949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9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19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401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81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06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337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540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635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825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047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837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730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81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42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66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3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00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1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05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22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221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8578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8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2918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30072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759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228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566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265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745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639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322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533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313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6655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90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18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85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33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89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16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59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85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4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26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1628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11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26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3084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2863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3461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3333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282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6042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162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5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84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917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56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5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975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413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117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659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67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08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77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70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6726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0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27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05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73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89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657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5015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024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905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002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44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749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857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4039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648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28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190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1270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3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069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18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42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427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038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4066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946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0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049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6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75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28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634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43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97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109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289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210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488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27236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5638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675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8888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31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76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47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05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237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241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286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782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733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0855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242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43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87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27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438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94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50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4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29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361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15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53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413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846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363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194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675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2256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128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01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554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41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02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91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0798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0959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0.00579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82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68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58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80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1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07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60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8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0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40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118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4046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224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335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753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082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910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3875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64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28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119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71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2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52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2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092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334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41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36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889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040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5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1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1523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409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702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1243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047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268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740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208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275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00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88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09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612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38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1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604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7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87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106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28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.00000</text:p>
          </table:table-cell>
          <table:table-cell table:number-columns-repeated="2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2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-0.0847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557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814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3467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0331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091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823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6645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033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144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600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652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606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22018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678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0095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054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1838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01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80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68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768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63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73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268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279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75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4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74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4107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45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424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7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.00000</text:p>
          </table:table-cell>
          <table:table-cell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3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2565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242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235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7906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719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642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655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9618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289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712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0015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2475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1086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4209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4245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390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336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918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10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65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997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671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938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00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61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7209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78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4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4115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3021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953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2007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533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275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648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198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870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571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2275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3107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725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527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796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27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0619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225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92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75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50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43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106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8554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32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006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141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285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47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775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8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039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1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0</text:p>
          </table:table-cell>
          <table:table-cell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5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5780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8197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-0.2766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920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841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2246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455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7733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155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302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235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47139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511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693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49770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7369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5573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471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5450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845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731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6306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408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28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49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5867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50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222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176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348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168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339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268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188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988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385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4760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794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5732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0057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06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39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8283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666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6457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1930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2294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7040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4115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7060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419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0162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88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748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477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7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424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391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339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3244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2228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8154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8142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4015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400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41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4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.0368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7483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5645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7543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533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565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557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5632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7176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4654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748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4640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487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591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7518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378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541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2896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69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_44" table:style-name="ta1"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Level of theory: M06L/-SARC-ZORA-TZVP/ZORA-def2-TZVP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Orca 4.2.1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Grid6 FinalGrid7, RIJCOSX, TightSCF</text:p>
          </table:table-cell>
          <table:covered-table-cell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helpg GRID 0.3 RMAX 2.8 VDWRADII COSMO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A_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8952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0105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6649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5798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7120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826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871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6586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0.4445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0.18937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8652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0.7231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7478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136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3988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999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075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0764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597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259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35633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.186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0.00000</text:p>
          </table:table-cell>
          <table:table-cell table:number-columns-repeated="2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5:56:12.669155934</meta:creation-date>
    <dc:date>2023-03-31T18:36:38.189787723</dc:date>
    <meta:editing-duration>PT2H31M26S</meta:editing-duration>
    <meta:editing-cycles>35</meta:editing-cycles>
    <meta:generator>LibreOffice/7.3.7.2$Linux_X86_64 LibreOffice_project/30$Build-2</meta:generator>
    <meta:document-statistic meta:table-count="22" meta:cell-count="1780" meta:object-count="0"/>
  </office:meta>
</office:document-meta>
</file>